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7b017" officeooo:paragraph-rsid="0027b017"/>
    </style:style>
    <style:style style:name="P2" style:family="paragraph" style:parent-style-name="Standard">
      <style:text-properties fo:language="en" fo:country="US" fo:font-style="italic" officeooo:rsid="0027b017" style:font-style-asian="italic" style:font-style-complex="itali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2f2d33"/>
    </style:style>
    <style:style style:name="P5" style:family="paragraph" style:parent-style-name="Standard">
      <style:text-properties officeooo:paragraph-rsid="002fc059"/>
    </style:style>
    <style:style style:name="P6" style:family="paragraph" style:parent-style-name="Standard">
      <style:text-properties officeooo:paragraph-rsid="0027b017"/>
    </style:style>
    <style:style style:name="P7" style:family="paragraph" style:parent-style-name="Standard">
      <style:text-properties officeooo:paragraph-rsid="00323423"/>
    </style:style>
    <style:style style:name="P8" style:family="paragraph" style:parent-style-name="Standard">
      <style:text-properties fo:language="en" fo:country="US" officeooo:rsid="00329128" officeooo:paragraph-rsid="002fc059"/>
    </style:style>
    <style:style style:name="P9" style:family="paragraph" style:parent-style-name="Standard">
      <style:text-properties fo:language="en" fo:country="US" officeooo:rsid="00329128" officeooo:paragraph-rsid="00329128"/>
    </style:style>
    <style:style style:name="P10" style:family="paragraph" style:parent-style-name="Standard">
      <style:text-properties fo:language="en" fo:country="US" officeooo:rsid="0027b017" officeooo:paragraph-rsid="00341e8c"/>
    </style:style>
    <style:style style:name="P11" style:family="paragraph" style:parent-style-name="Standard">
      <style:text-properties officeooo:paragraph-rsid="00341e8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2e9f"/>
    </style:style>
    <style:style style:name="T3" style:family="text">
      <style:text-properties fo:language="en" fo:country="US" officeooo:rsid="0024bdc3"/>
    </style:style>
    <style:style style:name="T4" style:family="text">
      <style:text-properties fo:language="en" fo:country="US" officeooo:rsid="00268c30"/>
    </style:style>
    <style:style style:name="T5" style:family="text">
      <style:text-properties fo:language="en" fo:country="US" fo:font-weight="bold" officeooo:rsid="00232e9f" style:font-weight-asian="bold" style:font-weight-complex="bold"/>
    </style:style>
    <style:style style:name="T6" style:family="text">
      <style:text-properties fo:language="en" fo:country="US" fo:font-weight="bold" officeooo:rsid="002ae1c9" style:font-weight-asian="bold" style:font-weight-complex="bold"/>
    </style:style>
    <style:style style:name="T7" style:family="text">
      <style:text-properties fo:language="en" fo:country="US" officeooo:rsid="0027b017"/>
    </style:style>
    <style:style style:name="T8" style:family="text">
      <style:text-properties fo:language="en" fo:country="US" officeooo:rsid="00298b5c"/>
    </style:style>
    <style:style style:name="T9" style:family="text">
      <style:text-properties fo:language="en" fo:country="US" officeooo:rsid="0029c073"/>
    </style:style>
    <style:style style:name="T10" style:family="text">
      <style:text-properties fo:language="en" fo:country="US" officeooo:rsid="002ae1c9"/>
    </style:style>
    <style:style style:name="T11" style:family="text">
      <style:text-properties fo:language="en" fo:country="US" officeooo:rsid="002f2d33"/>
    </style:style>
    <style:style style:name="T12" style:family="text">
      <style:text-properties fo:language="en" fo:country="US" officeooo:rsid="002fc059"/>
    </style:style>
    <style:style style:name="T13" style:family="text">
      <style:text-properties fo:language="en" fo:country="US" officeooo:rsid="00216b98"/>
    </style:style>
    <style:style style:name="T14" style:family="text">
      <style:text-properties fo:language="en" fo:country="US" officeooo:rsid="00323423"/>
    </style:style>
    <style:style style:name="T15" style:family="text">
      <style:text-properties fo:language="en" fo:country="US" officeooo:rsid="00329128"/>
    </style:style>
    <style:style style:name="T16" style:family="text">
      <style:text-properties fo:language="en" fo:country="US" officeooo:rsid="00341e8c"/>
    </style:style>
    <style:style style:name="T17" style:family="text">
      <style:text-properties officeooo:rsid="00216b98"/>
    </style:style>
    <style:style style:name="T18" style:family="text">
      <style:text-properties style:text-position="super 58%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f2d33"/>
    </style:style>
    <style:style style:name="T21" style:family="text">
      <style:text-properties fo:language="ru" fo:country="RU" officeooo:rsid="002f2d33"/>
    </style:style>
    <style:style style:name="T22" style:family="text">
      <style:text-properties officeooo:rsid="00323423"/>
    </style:style>
    <style:style style:name="T23" style:family="text">
      <style:text-properties officeooo:rsid="00341e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x. Source file length: ~2Gb</text:p>
      <text:p text:style-name="Standard"><text:span text:style-name="T2">M</text:span><text:span text:style-name="T1">ax. database line number: ? 32000</text:span></text:p>
      <text:p text:style-name="Standard"/>
      <text:p text:style-name="P3"><text:span text:style-name="T2">1. </text:span>CSV content:</text:p>
      <text:p text:style-name="Standard"/>
      <text:p text:style-name="Standard"><text:span text:style-name="T17"><text:tab/>1) </text:span>Encoding – according to "CodePage" setting in the EscPosParser2.exe.config file (default "866")</text:p>
      <text:p text:style-name="Standard"><text:span text:style-name="T17"><text:tab/>2) </text:span>Column divider - according to "CSVdelimiter" setting in the EscPosParser2.exe.config file (default ";")</text:p>
      <text:p text:style-name="Standard"/>
      <text:p text:style-name="P3"><text:span text:style-name="T2">2. </text:span>Command data base columns:</text:p>
      <text:p text:style-name="Standard"><text:span text:style-name="T17"><text:tab/>1) </text:span>Command (<text:span text:style-name="T11">HEX</text:span>) – <text:span text:style-name="T3">command string </text:span><text:span text:style-name="T12">[</text:span><text:span text:style-name="T3">HEX </text:span><text:span text:style-name="T12">string]</text:span></text:p>
      <text:p text:style-name="Standard"><text:span text:style-name="T12"><text:tab/></text:span><text:span text:style-name="T16">2</text:span><text:span text:style-name="T13">) </text:span><text:span text:style-name="T12">Command description – </text:span><text:span text:style-name="T3">description of command, parameter or predefined parameter</text:span></text:p>
      <text:p text:style-name="P4"><text:span text:style-name="T3"><text:tab/></text:span><text:span text:style-name="T16">3</text:span><text:span text:style-name="T11">) Command </text:span><text:span text:style-name="T21">parameter size </text:span><text:span text:style-name="T11">(DEC) – </text:span><text:span text:style-name="T12">length of the parameter [byte]</text:span></text:p>
      <text:p text:style-name="Standard"><text:tab/><text:span text:style-name="T23">4) </text:span><text:span text:style-name="T12">Command p</text:span>arameter type – <text:span text:style-name="T3">parameter type. Defines how to show/decode </text:span><text:span text:style-name="T12">data</text:span><text:span text:style-name="T3">.</text:span></text:p>
      <text:p text:style-name="Standard"><text:tab/><text:span text:style-name="T23">5) </text:span><text:span text:style-name="T12">Command p</text:span>arameter value (dec) – <text:span text:style-name="T3">predefined parameter values if any.</text:span></text:p>
      <text:p text:style-name="P5"><text:span text:style-name="T17"><text:tab/>6) R</text:span><text:span text:style-name="T12">eply</text:span><text:span text:style-name="T11"> </text:span><text:span text:style-name="T21">parameter size </text:span><text:span text:style-name="T11">(DEC) – </text:span><text:span text:style-name="T12">length of the parameter [byte]</text:span></text:p>
      <text:p text:style-name="P5"><text:tab/><text:span text:style-name="T12">7</text:span><text:span text:style-name="T17">) R</text:span><text:span text:style-name="T12">eply p</text:span>arameter type – <text:span text:style-name="T3">parameter type. Defines how to show/decode </text:span><text:span text:style-name="T12">data</text:span><text:span text:style-name="T3">.</text:span></text:p>
      <text:p text:style-name="P5"><text:tab/><text:span text:style-name="T12">8</text:span><text:span text:style-name="T20">) R</text:span><text:span text:style-name="T12">eply p</text:span>arameter value (dec) – <text:span text:style-name="T3">predefined parameter values if any.</text:span></text:p>
      <text:p text:style-name="P5"><text:span text:style-name="T4"><text:tab/></text:span><text:span text:style-name="T12">9</text:span><text:span text:style-name="T13">) R</text:span><text:span text:style-name="T12">eply d</text:span><text:span text:style-name="T4">escription – </text:span><text:span text:style-name="T3">description of command, parameter or predefined parameter</text:span></text:p>
      <text:p text:style-name="P4"><text:span text:style-name="T12"><text:tab/>10</text:span><text:span text:style-name="T17">) C</text:span>omments – always ignored. <text:span text:style-name="T4">Needed only for correct CSV </text:span><text:span text:style-name="T16">processing</text:span><text:span text:style-name="T4">.</text:span></text:p>
      <text:p text:style-name="Standard"><text:tab/>All other columns ignored.</text:p>
      <text:p text:style-name="Standard"/>
      <text:p text:style-name="Standard"><text:span text:style-name="T6">3</text:span><text:span text:style-name="T5">. </text:span><text:span text:style-name="T19">Possible </text:span><text:span text:style-name="T6">parameter</text:span><text:span text:style-name="T19"> types:</text:span></text:p>
      <text:p text:style-name="P11"><text:tab/><text:span text:style-name="T17">1) string</text:span> –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displayed </text:span><text:span text:style-name="T10">if printable</text:span><text:span text:style-name="T8">.</text:span></text:p>
      <text:p text:style-name="P5"><text:tab/><text:span text:style-name="T17">2) number</text:span> – <text:span text:style-name="T22">int number</text:span><text:span text:style-name="T7"> displayed.</text:span></text:p>
      <text:p text:style-name="P11"><text:tab/><text:span text:style-name="T23">3) data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displayed</text:span><text:span text:style-name="T8"> </text:span><text:span text:style-name="T10">if printable</text:span><text:span text:style-name="T7">.</text:span></text:p>
      <text:p text:style-name="P5"><text:span text:style-name="T17"><text:tab/>4) bitfield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A numerical value displayed.</text:span></text:p>
      <text:p text:style-name="P9"><text:span text:style-name="T15"/></text:p>
      <text:p text:style-name="P2"/>
      <text:p text:style-name="P3"><text:span text:style-name="T10">6</text:span><text:span text:style-name="T2">. </text:span>Command data base structure:</text:p>
      <text:p text:style-name="P1"><text:tab/>Each command or parameter must have it’s 1<text:span text:style-name="T18">st</text:span> line clear <text:span text:style-name="T23">except</text:span> “Description”.</text:p>
      <text:p text:style-name="P10"><text:tab/>Each parameter may have several predefined values to define proper description <text:span text:style-name="T23">on the lines <text:tab/><text:tab/>next to parameter definition</text:span>.</text:p>
      <text:p text:style-name="P10"><text:s/><text:tab/>Description for predefined value is added to description of the parameter in the program <text:tab/><text:tab/><text:tab/>GUI.</text:p>
      <text:p text:style-name="P1"><text:tab/>Each parameter must be followed by a parameter type definition.</text:p>
      <text:p text:style-name="P1"><text:tab/>“bitfield” parameter is followed by 8 lines describing each bit</text:p>
      <text:p text:style-name="P6"><text:tab/><text:span text:style-name="T22">Parameter size must be a number or "?" - then it's size assumed as "till the end of the frame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3M49S</meta:editing-duration>
    <meta:editing-cycles>20</meta:editing-cycles>
    <meta:generator>LibreOffice/5.4.5.1$Windows_X86_64 LibreOffice_project/79c9829dd5d8054ec39a82dc51cd9eff340dbee8</meta:generator>
    <dc:date>2018-04-18T23:12:28.164000000</dc:date>
    <meta:document-statistic meta:table-count="0" meta:image-count="0" meta:object-count="0" meta:page-count="1" meta:paragraph-count="29" meta:word-count="286" meta:character-count="1910" meta:non-whitespace-character-count="1611"/>
    <meta:user-defined meta:name="Info 1"/>
    <meta:user-defined meta:name="Info 2"/>
    <meta:user-defined meta:name="Info 3"/>
    <meta:user-defined meta:name="Info 4"/>
  </office:meta>
</office:document-meta>
</file>